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AA000002FDA098AD34.svm" manifest:media-type=""/>
  <manifest:file-entry manifest:full-path="Pictures/200000010000017D000001423B486FA5.svm" manifest:media-type=""/>
  <manifest:file-entry manifest:full-path="Pictures/20000001000003E10000015B4A78C359.svm" manifest:media-type=""/>
  <manifest:file-entry manifest:full-path="Pictures/20000001000003C80000015BA7AD12B0.svm" manifest:media-type=""/>
  <manifest:file-entry manifest:full-path="Pictures/200000010000014200000129F2269856.svm" manifest:media-type=""/>
  <manifest:file-entry manifest:full-path="Pictures/20000001000006A70000012D8F588E0F.svm" manifest:media-type=""/>
  <manifest:file-entry manifest:full-path="Pictures/200000010000017D00000142CF7A6707.svm" manifest:media-type=""/>
  <manifest:file-entry manifest:full-path="Pictures/20000001000003C80000015BB12D266A.svm" manifest:media-type=""/>
  <manifest:file-entry manifest:full-path="Pictures/2000020200004F1D00003B563816A63F.wmf" manifest:media-type=""/>
  <manifest:file-entry manifest:full-path="Pictures/20000001000003D00000015B1321B9AD.svm" manifest:media-type=""/>
  <manifest:file-entry manifest:full-path="Pictures/20000001000001960000014294B320ED.svm" manifest:media-type=""/>
  <manifest:file-entry manifest:full-path="Pictures/200000010000031B000002FDDCAD4651.svm" manifest:media-type=""/>
  <manifest:file-entry manifest:full-path="Pictures/200000010000018500000142AEA88071.svm" manifest:media-type=""/>
  <manifest:file-entry manifest:full-path="Pictures/2000000100000301000001318DD52116.svm" manifest:media-type=""/>
  <manifest:file-entry manifest:full-path="Pictures/20000001000002E800000131D5E775CD.svm" manifest:media-type=""/>
  <manifest:file-entry manifest:full-path="Pictures/2000020600004F1D00003B56EBE19F83.wmf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1000003AA000002FDD0B10F6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\frac{1}{R_{C1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R_{C2}&gt;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\frac{1}{R_{C2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V_{CEQ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V_{CEQ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\frac{1}{R_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Q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Q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V_{CC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V_{C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V_{CEQ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0§display§V_{CEQ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6.094cm" svg:height="4.571cm" svg:x="0.128cm" svg:y="0.53cm">
          <draw:image xlink:href="Pictures/2000020600004F1D00003B56EBE19F83.wmf" xlink:type="simple" xlink:show="embed" xlink:actuate="onLoad">
            <text:p/>
          </draw:image>
          <draw:glue-point draw:id="4" svg:x="-2.512cm" svg:y="-1.815cm"/>
          <draw:glue-point draw:id="5" svg:x="-2.76cm" svg:y="-0.367cm"/>
        </draw:frame>
        <draw:frame draw:style-name="gr1" draw:text-style-name="P1" xml:id="id4" draw:id="id4" draw:layer="layout" svg:width="6.444cm" svg:height="4.441cm" svg:x="6.35cm" svg:y="0.662cm">
          <draw:image xlink:href="Pictures/2000020200004F1D00003B563816A63F.wmf" xlink:type="simple" xlink:show="embed" xlink:actuate="onLoad">
            <text:p/>
          </draw:image>
          <draw:glue-point draw:id="4" svg:x="-0.512cm" svg:y="-3.551cm"/>
          <draw:glue-point draw:id="5" svg:x="-0.102cm" svg:y="1.427cm"/>
          <draw:glue-point draw:id="6" svg:x="0.895cm" svg:y="2.575cm"/>
        </draw:frame>
        <draw:frame draw:style-name="gr2" draw:text-style-name="P2" draw:layer="layout" svg:width="0.937cm" svg:height="0.911cm" svg:x="5.822cm" svg:y="0.285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4.763cm" svg:y="0.306cm">
          <draw:text-box>
            <text:p><text:span text:style-name="T1">(</text:span><text:span text:style-name="T2">ب</text:span><text:span text:style-name="T1">)</text:span></text:p>
          </draw:text-box>
        </draw:frame>
        <draw:line draw:style-name="gr3" draw:text-style-name="P1" draw:layer="layout" svg:x1="9.802cm" svg:y1="2.491cm" svg:x2="9.802cm" svg:y2="4.541cm">
          <text:p/>
        </draw:line>
        <draw:line draw:style-name="gr3" draw:text-style-name="P1" draw:layer="layout" svg:x1="8.297cm" svg:y1="2.612cm" svg:x2="8.297cm" svg:y2="4.553cm">
          <text:p/>
        </draw:line>
        <draw:connector draw:style-name="gr4" draw:text-style-name="P1" draw:layer="layout" draw:type="curve" draw:line-skew="-0.148cm 2.98cm 1.948cm" svg:x1="2.939cm" svg:y1="1.318cm" svg:x2="1.645cm" svg:y2="1.986cm" draw:start-shape="id1" draw:start-glue-point="2" draw:end-shape="id2" draw:end-glue-point="4" svg:d="m2939 1318c0 528-331 352-331 441s-963 22-963 227">
          <text:p/>
        </draw:connector>
        <draw:connector draw:style-name="gr4" draw:text-style-name="P1" draw:layer="layout" draw:type="curve" draw:line-skew="-3.67cm 1.978cm" svg:x1="2.939cm" svg:y1="1.318cm" svg:x2="1.494cm" svg:y2="2.648cm" draw:start-shape="id1" draw:start-glue-point="2" draw:end-shape="id2" draw:end-glue-point="5" svg:d="m2939 1318c0 919-667 766-986 868s-291 462-459 462">
          <text:p/>
        </draw:connector>
        <draw:frame draw:style-name="gr2" draw:text-style-name="P2" draw:layer="layout" svg:width="1.446cm" svg:height="0.911cm" svg:x="3.422cm" svg:y="0.325cm">
          <draw:text-box>
            <text:p><text:span text:style-name="T2">ڈھلوان</text:span></text:p>
          </draw:text-box>
        </draw:frame>
        <draw:frame draw:style-name="gr2" draw:text-style-name="P2" draw:layer="layout" svg:width="1.446cm" svg:height="0.911cm" svg:x="10.905cm" svg:y="0.345cm">
          <draw:text-box>
            <text:p><text:span text:style-name="T2">ڈھلوان</text:span></text:p>
          </draw:text-box>
        </draw:frame>
        <draw:frame draw:style-name="gr2" draw:text-style-name="P2" draw:layer="layout" svg:width="1.446cm" svg:height="0.911cm" svg:x="11.321cm" svg:y="2.574cm">
          <draw:text-box>
            <text:p><text:span text:style-name="T2">ڈھلوان</text:span></text:p>
          </draw:text-box>
        </draw:frame>
        <draw:connector draw:style-name="gr4" draw:text-style-name="P1" draw:layer="layout" draw:type="curve" draw:line-skew="-0.205cm -3.428cm 1.257cm" svg:x1="10.421cm" svg:y1="1.338cm" svg:x2="9.243cm" svg:y2="1.306cm" draw:start-shape="id3" draw:start-glue-point="2" draw:end-shape="id4" draw:end-glue-point="4" svg:d="m10421 1338c0 442-555 295-555 68s-623-292-623-100">
          <text:p/>
        </draw:connector>
        <draw:connector draw:style-name="gr4" draw:text-style-name="P1" draw:layer="layout" draw:type="curve" draw:line-skew="-1.71cm" svg:x1="10.858cm" svg:y1="3.625cm" svg:x2="10.148cm" svg:y2="4.025cm" draw:start-shape="id5" draw:start-glue-point="2" draw:end-shape="id4" draw:end-glue-point="6" svg:d="m10858 3625c0 402-710 202-710 400">
          <text:p/>
        </draw:connector>
        <draw:custom-shape draw:style-name="gr5" draw:text-style-name="P1" draw:layer="layout" svg:width="0.084cm" svg:height="0.084cm" svg:x="8.269cm" svg:y="2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9.76cm" svg:y="2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2.479cm" svg:y="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084cm" svg:height="0.084cm" svg:x="1.68cm" svg:y="2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25cm" svg:y1="2.804cm" svg:x2="2.525cm" svg:y2="4.517cm">
          <text:p/>
        </draw:line>
        <draw:line draw:style-name="gr3" draw:text-style-name="P1" draw:layer="layout" svg:x1="1.72cm" svg:y1="2.889cm" svg:x2="1.72cm" svg:y2="4.535cm">
          <text:p/>
        </draw:line>
        <draw:frame draw:style-name="gr6" draw:text-style-name="P1" draw:layer="layout" svg:width="0.385cm" svg:height="0.355cm" svg:x="7.018cm" svg:y="0.495cm">
          <draw:image xlink:href="Pictures/200000010000014200000129F2269856.svm" xlink:type="simple" xlink:show="embed" xlink:actuate="onLoad">
            <text:p/>
          </draw:image>
        </draw:frame>
        <draw:frame draw:style-name="gr6" draw:text-style-name="P1" draw:layer="layout" svg:width="0.385cm" svg:height="0.355cm" svg:x="0.799cm" svg:y="0.344cm">
          <draw:image xlink:href="Pictures/200000010000014200000129F2269856.svm" xlink:type="simple" xlink:show="embed" xlink:actuate="onLoad">
            <text:p/>
          </draw:image>
        </draw:frame>
        <draw:frame draw:style-name="gr7" draw:text-style-name="P1" xml:id="id3" draw:id="id3" draw:layer="layout" svg:width="1.124cm" svg:height="0.917cm" svg:x="9.859cm" svg:y="0.421cm">
          <draw:image xlink:href="Pictures/20000001000003AA000002FDD0B10F6B.svm" xlink:type="simple" xlink:show="embed" xlink:actuate="onLoad">
            <text:p/>
          </draw:image>
        </draw:frame>
        <draw:frame draw:style-name="gr8" draw:text-style-name="P1" draw:layer="layout" svg:width="1.702cm" svg:height="0.3cm" svg:x="11.028cm" svg:y="1.532cm">
          <draw:image xlink:href="Pictures/20000001000006A70000012D8F588E0F.svm" xlink:type="simple" xlink:show="embed" xlink:actuate="onLoad">
            <text:p/>
          </draw:image>
        </draw:frame>
        <draw:frame draw:style-name="gr9" draw:text-style-name="P1" xml:id="id5" draw:id="id5" draw:layer="layout" svg:width="1.124cm" svg:height="0.917cm" svg:x="10.296cm" svg:y="2.708cm">
          <draw:image xlink:href="Pictures/20000001000003AA000002FDA098AD34.svm" xlink:type="simple" xlink:show="embed" xlink:actuate="onLoad">
            <text:p/>
          </draw:image>
        </draw:frame>
        <draw:frame draw:style-name="gr10" draw:text-style-name="P1" draw:layer="layout" svg:width="0.456cm" svg:height="0.385cm" svg:x="9.837cm" svg:y="1.935cm">
          <draw:image xlink:href="Pictures/200000010000017D00000142CF7A6707.svm" xlink:type="simple" xlink:show="embed" xlink:actuate="onLoad">
            <text:p/>
          </draw:image>
        </draw:frame>
        <draw:frame draw:style-name="gr11" draw:text-style-name="P1" draw:layer="layout" svg:width="0.466cm" svg:height="0.385cm" svg:x="8.225cm" svg:y="2.067cm">
          <draw:image xlink:href="Pictures/200000010000018500000142AEA88071.svm" xlink:type="simple" xlink:show="embed" xlink:actuate="onLoad">
            <text:p/>
          </draw:image>
        </draw:frame>
        <draw:frame draw:style-name="gr12" draw:text-style-name="P1" draw:layer="layout" svg:width="0.709cm" svg:height="0.258cm" svg:x="11.902cm" svg:y="4.739cm">
          <draw:image xlink:href="Pictures/2000000100000250000000D8755B6AAD.svm" xlink:type="simple" xlink:show="embed" xlink:actuate="onLoad">
            <text:p/>
          </draw:image>
        </draw:frame>
        <draw:frame draw:style-name="gr13" draw:text-style-name="P1" draw:layer="layout" svg:width="0.739cm" svg:height="0.365cm" svg:x="10.489cm" svg:y="4.743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967cm" svg:height="0.346cm" svg:x="9.298cm" svg:y="4.752cm">
          <draw:image xlink:href="Pictures/20000001000003C80000015BB12D266A.svm" xlink:type="simple" xlink:show="embed" xlink:actuate="onLoad">
            <text:p/>
          </draw:image>
        </draw:frame>
        <draw:frame draw:style-name="gr15" draw:text-style-name="P1" draw:layer="layout" svg:width="0.975cm" svg:height="0.346cm" svg:x="7.782cm" svg:y="4.752cm">
          <draw:image xlink:href="Pictures/20000001000003D00000015B1321B9AD.svm" xlink:type="simple" xlink:show="embed" xlink:actuate="onLoad">
            <text:p/>
          </draw:image>
        </draw:frame>
        <draw:frame draw:style-name="gr16" draw:text-style-name="P1" xml:id="id1" draw:id="id1" draw:layer="layout" svg:width="0.953cm" svg:height="0.917cm" svg:x="2.463cm" svg:y="0.401cm">
          <draw:image xlink:href="Pictures/200000010000031B000002FDDCAD4651.svm" xlink:type="simple" xlink:show="embed" xlink:actuate="onLoad">
            <text:p/>
          </draw:image>
        </draw:frame>
        <draw:frame draw:style-name="gr17" draw:text-style-name="P1" draw:layer="layout" svg:width="0.486cm" svg:height="0.385cm" svg:x="2.507cm" svg:y="2.275cm">
          <draw:image xlink:href="Pictures/20000001000001960000014294B320ED.svm" xlink:type="simple" xlink:show="embed" xlink:actuate="onLoad">
            <text:p/>
          </draw:image>
        </draw:frame>
        <draw:frame draw:style-name="gr18" draw:text-style-name="P1" draw:layer="layout" svg:width="0.456cm" svg:height="0.385cm" svg:x="1.2cm" svg:y="3.05cm">
          <draw:image xlink:href="Pictures/200000010000017D000001423B486FA5.svm" xlink:type="simple" xlink:show="embed" xlink:actuate="onLoad">
            <text:p/>
          </draw:image>
        </draw:frame>
        <draw:frame draw:style-name="gr12" draw:text-style-name="P1" draw:layer="layout" svg:width="0.709cm" svg:height="0.258cm" svg:x="5.759cm" svg:y="4.38cm">
          <draw:image xlink:href="Pictures/2000000100000250000000D8755B6AAD.svm" xlink:type="simple" xlink:show="embed" xlink:actuate="onLoad">
            <text:p/>
          </draw:image>
        </draw:frame>
        <draw:frame draw:style-name="gr19" draw:text-style-name="P1" draw:layer="layout" svg:width="0.768cm" svg:height="0.304cm" svg:x="4.066cm" svg:y="4.643cm">
          <draw:image xlink:href="Pictures/2000000100000301000001318DD52116.svm" xlink:type="simple" xlink:show="embed" xlink:actuate="onLoad">
            <text:p/>
          </draw:image>
        </draw:frame>
        <draw:frame draw:style-name="gr20" draw:text-style-name="P1" draw:layer="layout" svg:width="0.743cm" svg:height="0.304cm" svg:x="3.135cm" svg:y="4.924cm">
          <draw:image xlink:href="Pictures/20000001000002E800000131D5E775CD.svm" xlink:type="simple" xlink:show="embed" xlink:actuate="onLoad">
            <text:p/>
          </draw:image>
        </draw:frame>
        <draw:frame draw:style-name="gr21" draw:text-style-name="P1" draw:layer="layout" svg:width="0.992cm" svg:height="0.346cm" svg:x="2.065cm" svg:y="4.601cm">
          <draw:image xlink:href="Pictures/20000001000003E10000015B4A78C359.svm" xlink:type="simple" xlink:show="embed" xlink:actuate="onLoad">
            <text:p/>
          </draw:image>
        </draw:frame>
        <draw:frame draw:style-name="gr22" draw:text-style-name="P1" draw:layer="layout" svg:width="0.967cm" svg:height="0.346cm" svg:x="1.189cm" svg:y="4.882cm">
          <draw:image xlink:href="Pictures/20000001000003C80000015BA7AD12B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3T19:57:38</dc:date>
    <dc:creator>kkk </dc:creator>
    <meta:editing-duration>PT13M52S</meta:editing-duration>
    <meta:editing-cycles>1</meta:editing-cycles>
    <meta:document-statistic meta:object-count="38"/>
    <meta:generator>LibreOffice/3.3$Linux LibreOffice_project/330m19$Build-401</meta:generator>
  </office:meta>
</office:document-meta>
</file>